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Text_20_body">
      <style:paragraph-properties fo:break-before="page"/>
      <style:text-properties officeooo:paragraph-rsid="000a0e1a"/>
    </style:style>
    <style:style style:name="P4" style:family="paragraph" style:parent-style-name="Text_20_body">
      <style:text-properties officeooo:paragraph-rsid="000a0e1a"/>
    </style:style>
    <style:style style:name="P5" style:family="paragraph" style:parent-style-name="Text_20_body">
      <style:paragraph-properties fo:text-align="center" style:justify-single-word="false"/>
      <style:text-properties officeooo:paragraph-rsid="000a0e1a"/>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Title">
      <style:text-properties style:font-name="Liberation Sans" fo:font-size="28pt" fo:font-weight="bold" officeooo:rsid="000e1ac4" officeooo:paragraph-rsid="000e1ac4" style:font-name-asian="Microsoft YaHei" style:font-size-asian="28pt" style:font-weight-asian="bold" style:font-name-complex="Lucida Sans1" style:font-size-complex="28pt" style:font-weight-complex="bold"/>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Heading_20_1">
      <style:paragraph-properties fo:break-before="page"/>
    </style:style>
    <style:style style:name="T1" style:family="text">
      <style:text-properties officeooo:rsid="000e96ee"/>
    </style:style>
    <style:style style:name="T2" style:family="text">
      <style:text-properties officeooo:rsid="0010869c"/>
    </style:style>
    <style:style style:name="T3" style:family="text">
      <style:text-properties officeooo:rsid="0011d4af"/>
    </style:style>
    <style:style style:name="T4" style:family="text">
      <style:text-properties officeooo:rsid="0013673f"/>
    </style:style>
    <style:style style:name="T5" style:family="text">
      <style:text-properties officeooo:rsid="0014325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
      <text:p text:style-name="P4"/>
      <text:p text:style-name="P4"/>
      <text:p text:style-name="P4"/>
      <text:p text:style-name="P8">Registre des risques</text:p>
      <text:p text:style-name="P4"/>
      <text:p text:style-name="P5">Théo Delmas</text:p>
      <text:p text:style-name="P5">Lauric Teysseyre</text:p>
      <text:p text:style-name="P5">Pierre-Louis Renon</text:p>
      <text:p text:style-name="P5">Julien Wattier</text:p>
      <text:p text:style-name="P5"/>
      <text:p text:style-name="P5">Université Paul Sabatier</text:p>
      <text:p text:style-name="P5">Master Informatique 1</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Table des matières</text:p>
          </text:index-title>
          <text:p text:style-name="P1"><text:a xlink:type="simple" xlink:href="#__RefHeading___Toc648_987475018" text:style-name="Index_20_Link" text:visited-style-name="Index_20_Link">Liste des risques<text:tab/>3</text:a></text:p>
          <text:p text:style-name="P6"><text:a xlink:type="simple" xlink:href="#__RefHeading___Toc650_987475018" text:style-name="Index_20_Link" text:visited-style-name="Index_20_Link">Risques<text:tab/>3</text:a></text:p>
          <text:p text:style-name="P7"><text:a xlink:type="simple" xlink:href="#__RefHeading___Toc652_987475018" text:style-name="Index_20_Link" text:visited-style-name="Index_20_Link">Absence temporaire d'un fournisseur<text:tab/>3</text:a></text:p>
          <text:p text:style-name="P7"><text:a xlink:type="simple" xlink:href="#__RefHeading___Toc654_987475018" text:style-name="Index_20_Link" text:visited-style-name="Index_20_Link">Absence définitive d'un fournisseur<text:tab/>3</text:a></text:p>
          <text:p text:style-name="P7"><text:a xlink:type="simple" xlink:href="#__RefHeading___Toc656_987475018" text:style-name="Index_20_Link" text:visited-style-name="Index_20_Link">Absence temporaire du client<text:tab/>3</text:a></text:p>
          <text:p text:style-name="P7"><text:a xlink:type="simple" xlink:href="#__RefHeading___Toc658_987475018" text:style-name="Index_20_Link" text:visited-style-name="Index_20_Link">Absence définitive du client<text:tab/>3</text:a></text:p>
          <text:p text:style-name="P7"><text:a xlink:type="simple" xlink:href="#__RefHeading___Toc660_987475018" text:style-name="Index_20_Link" text:visited-style-name="Index_20_Link">Perte du travail local<text:tab/>4</text:a></text:p>
          <text:p text:style-name="P7"><text:a xlink:type="simple" xlink:href="#__RefHeading___Toc662_987475018" text:style-name="Index_20_Link" text:visited-style-name="Index_20_Link">Perte du travail global<text:tab/>4</text:a></text:p>
          <text:p text:style-name="P7"><text:a xlink:type="simple" xlink:href="#__RefHeading___Toc664_987475018" text:style-name="Index_20_Link" text:visited-style-name="Index_20_Link">Manque de maîtrise technologique<text:tab/>4</text:a></text:p>
          <text:p text:style-name="P6"><text:a xlink:type="simple" xlink:href="#__RefHeading___Toc666_987475018" text:style-name="Index_20_Link" text:visited-style-name="Index_20_Link">Opportunités<text:tab/>4</text:a></text:p>
          <text:p text:style-name="P7"><text:a xlink:type="simple" xlink:href="#__RefHeading___Toc668_987475018" text:style-name="Index_20_Link" text:visited-style-name="Index_20_Link">Existance d'un composant pour afficher du markdown<text:tab/>4</text:a></text:p>
        </text:index-body>
      </text:table-of-content>
      <text:p text:style-name="Text_20_body"/>
      <text:h text:style-name="P13" text:outline-level="1"><text:bookmark-start text:name="__RefHeading___Toc648_987475018"/>Liste des risques<text:bookmark-end text:name="__RefHeading___Toc648_987475018"/></text:h>
      <text:h text:style-name="Heading_20_2" text:outline-level="2"><text:bookmark-start text:name="__RefHeading___Toc650_987475018"/>Risques<text:bookmark-end text:name="__RefHeading___Toc650_987475018"/></text:h>
      <text:h text:style-name="Heading_20_3" text:outline-level="3"><text:bookmark-start text:name="__RefHeading___Toc652_987475018"/>Absence temporaire d'un fournisseur<text:bookmark-end text:name="__RefHeading___Toc652_987475018"/></text:h>
      <text:p text:style-name="Text_20_body">Absence d'un fournisseur dont la date de retour est inférieure à celle de la fin du projet.</text:p>
      <text:p text:style-name="Text_20_body">Risque d’occurrence : Moyen.</text:p>
      <text:p text:style-name="Text_20_body">Niveau d’impact : Moyen. <text:s text:c="10"/></text:p>
      <text:p text:style-name="Text_20_body">Les tâches du fournisseur absent pour le sprint courant sont gelée<text:span text:style-name="T1">s</text:span>. Si l'absence dépasse le début du prochain sprint et que les tâches qu'il effectuait sont incorporé<text:span text:style-name="T2">e</text:span>s dans le prochain sprint, les fournisseurs restants essayent de récupérer le travail effectué par l'absent afin de reprendre son travail.</text:p>
      <text:h text:style-name="Heading_20_3" text:outline-level="3"><text:bookmark-start text:name="__RefHeading___Toc654_987475018"/>Absence définitive d'un fournisseur<text:bookmark-end text:name="__RefHeading___Toc654_987475018"/></text:h>
      <text:p text:style-name="Text_20_body">Absence d'un fournisseur dont la date de retour est supérieure à celle de la fin du projet.</text:p>
      <text:p text:style-name="Text_20_body">Risque d’occurrence : Faible.</text:p>
      <text:p text:style-name="Text_20_body">Niveau d’impact : Fort. <text:s text:c="10"/></text:p>
      <text:p text:style-name="Text_20_body">Les tâches du fournisseur absent pour le sprint courant sont gelée<text:span text:style-name="T3">s</text:span>. Les fournisseurs restants essayent de récupérer le travail effectué par l'absent afin de reprendre son travail.</text:p>
      <text:h text:style-name="Heading_20_3" text:outline-level="3"><text:bookmark-start text:name="__RefHeading___Toc656_987475018"/>Absence temporaire du client<text:bookmark-end text:name="__RefHeading___Toc656_987475018"/></text:h>
      <text:p text:style-name="Text_20_body">Absence d'un client dont la date de retour est inférieure à celle de la fin du projet.</text:p>
      <text:p text:style-name="Text_20_body">Risque d’occurrence : Moyen.</text:p>
      <text:p text:style-name="Text_20_body">Niveau d’impact : Moyen.</text:p>
      <text:p text:style-name="Text_20_body">Le rôle du client lors des revues de sprint est assuré par le product owner. L'équipe fournisseur continue d'effectuer des sprints sur les besoins déjà identifiés et raffinés.</text:p>
      <text:p text:style-name="Text_20_body">La revue de sprint suivant le retour du client est prolongée afin de présenter tout le travail effectué depuis son absence.</text:p>
      <text:p text:style-name="Text_20_body">D'autre part ce risque peut être atténué en définissant et raffinant plusieurs sprints à l'avance les besoins. </text:p>
      <text:h text:style-name="Heading_20_3" text:outline-level="3"><text:bookmark-start text:name="__RefHeading___Toc658_987475018"/>Absence définitive du client<text:bookmark-end text:name="__RefHeading___Toc658_987475018"/></text:h>
      <text:p text:style-name="Text_20_body">Absence d'un client dont la date de retour est supérieure à celle de la fin du projet.</text:p>
      <text:p text:style-name="Text_20_body">Risque d’occurrence : Faible.</text:p>
      <text:p text:style-name="Text_20_body">Niveau d’impact : Fort.</text:p>
      <text:p text:style-name="Text_20_body"><text:soft-page-break/>Le rôle du client lors des revues de sprint est assuré par le product owner. L'équipe fournisseur continue d'effectuer des sprints sur les besoins déjà identifiés et raffinés, permettant au projet d'être repris ultérieurement sur le travail effectué.</text:p>
      <text:p text:style-name="Text_20_body">D'autre part ce risque peut être atténué en définissant et raffinant plusieurs sprints à l'avance les besoins. </text:p>
      <text:h text:style-name="Heading_20_3" text:outline-level="3"><text:bookmark-start text:name="__RefHeading___Toc660_987475018"/>Perte du travail local<text:bookmark-end text:name="__RefHeading___Toc660_987475018"/></text:h>
      <text:p text:style-name="Text_20_body">Un fournisseur per<text:span text:style-name="T4">d</text:span> le travail qu'il a effectué localement.</text:p>
      <text:p text:style-name="Text_20_body">Risque d’occurrence : Faible.</text:p>
      <text:p text:style-name="Text_20_body">Niveau d’impact : Moyen.</text:p>
      <text:p text:style-name="Text_20_body">Utilis<text:span text:style-name="T4">er</text:span> l'outil de configuration git pour pousser sur le dépôt distant le travail effectué chaque jour.</text:p>
      <text:h text:style-name="Heading_20_3" text:outline-level="3"><text:bookmark-start text:name="__RefHeading___Toc662_987475018"/>Perte du travail global<text:bookmark-end text:name="__RefHeading___Toc662_987475018"/></text:h>
      <text:p text:style-name="Text_20_body">L'ensemble du travail effectué par les fournisseurs est perdu.</text:p>
      <text:p text:style-name="Text_20_body">Risque d’occurrence : Faible.</text:p>
      <text:p text:style-name="Text_20_body">Niveau d’impact : Fort.</text:p>
      <text:p text:style-name="Text_20_body">Chaque fournisseur dispose d'une copie locale du projet qu'il tient à jour grâce à l'outil de configuration git en tirant la branche maîtresse au moins une fois par semaine.</text:p>
      <text:h text:style-name="Heading_20_3" text:outline-level="3"><text:bookmark-start text:name="__RefHeading___Toc664_987475018"/>Manque de maîtrise technologique<text:bookmark-end text:name="__RefHeading___Toc664_987475018"/></text:h>
      <text:p text:style-name="Text_20_body">Un fournisseur ne dispose pas suffisamment de maîtrise sur une des technologies qu'il doit utiliser pour le projet</text:p>
      <text:p text:style-name="Text_20_body"><text:s text:c="4"/>• Risque d’occurrence : Fort.</text:p>
      <text:p text:style-name="Text_20_body"><text:s text:c="4"/>• Niveau d’impact : Faible.</text:p>
      <text:p text:style-name="Text_20_body">Le fournisseur se forme sur le tas à la technologie. Le client à pleinement conscience que le fait que les fournisseurs soient des étudiants implique ce risque.</text:p>
      <text:p text:style-name="Text_20_body"/>
      <text:p text:style-name="Text_20_body">Date de déclenchement : 04/02/2023.</text:p>
      <text:p text:style-name="Text_20_body">Contexte de déclenchement : Julien souhaitait mettre en place un système générique d'initialisation d'instance en faisant hérit<text:span text:style-name="T5">er</text:span> certaines classe d'une classe abstraite contenant dans son constructeur une méthode d'initialisation destinée à être surchargée. Cependant les surcharges appelaient des attributs des classes dérivées de la classe abstraite. Or Julien ne savait pas que Javascript initialise les attributs des classes dérivées après avoir lancé le constructeur de la classe parente.</text:p>
      <text:h text:style-name="Heading_20_2" text:outline-level="2"><text:bookmark-start text:name="__RefHeading___Toc666_987475018"/>Opportunités<text:bookmark-end text:name="__RefHeading___Toc666_987475018"/></text:h>
      <text:h text:style-name="Heading_20_3" text:outline-level="3"><text:bookmark-start text:name="__RefHeading___Toc668_987475018"/>Existance d'un composant pour afficher du markdown<text:bookmark-end text:name="__RefHeading___Toc668_987475018"/></text:h>
      <text:p text:style-name="Text_20_body">Il existe un composant qui permet d'afficher un fichier en mardown et évite ainsi aux fournisseurs de le créer.</text:p>
      <text:p text:style-name="Text_20_body"><text:soft-page-break/>Risque d’occurrence : Fort.</text:p>
      <text:p text:style-name="Text_20_body">Niveau d’impact : Moyen.</text:p>
      <text:p text:style-name="Text_20_body">L'équipe fournisseur s'assure que le composant est utilisable dans le cadre de ce projet en se référant au client.</text:p>
      <text:p text:style-name="Text_20_body"/>
      <text:p text:style-name="Text_20_body">Date de déclenchement : 20/01/2023.</text:p>
      <text:p text:style-name="Text_20_body">Contexte de déclenchement : Lors du sprint 0, l'équipe fournisseur a découvert l'existance d'un composant VueJS nommé VueShowndown permettant de générer le template réactif associé à un fichier markdow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12T12:17:09.741000000</meta:creation-date>
    <meta:generator>LibreOffice/7.4.1.2$Windows_X86_64 LibreOffice_project/3c58a8f3a960df8bc8fd77b461821e42c061c5f0</meta:generator>
    <dc:date>2023-02-17T15:25:52.139000000</dc:date>
    <meta:editing-duration>PT7M30S</meta:editing-duration>
    <meta:editing-cycles>11</meta:editing-cycles>
    <meta:document-statistic meta:table-count="0" meta:image-count="0" meta:object-count="0" meta:page-count="5" meta:paragraph-count="69" meta:word-count="693" meta:character-count="4466" meta:non-whitespace-character-count="3810"/>
  </office:meta>
</office:document-meta>
</file>